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44d" officeooo:paragraph-rsid="00150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55:50.726666534</meta:creation-date>
    <dc:date>2019-11-26T18:56:48.407285570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0.7.3$Linux_X86_64 LibreOffice_project/00m0$Build-3</meta:generator>
  </office:meta>
</office:document-meta>
</file>